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2.8335in"/>
    </style:style>
    <style:style style:name="co5" style:family="table-column">
      <style:table-column-properties fo:break-before="auto" style:column-width="2.8866in"/>
    </style:style>
    <style:style style:name="co6" style:family="table-column">
      <style:table-column-properties fo:break-before="auto" style:column-width="1.1756in"/>
    </style:style>
    <style:style style:name="co7" style:family="table-column">
      <style:table-column-properties fo:break-before="auto" style:column-width="2.4457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ontent-validations>
        <table:content-validation table:name="val1" table:condition="of:cell-content-is-in-list(&quot;Implemented&quot;;&quot;Not implemented&quot;;&quot;Not needed&quot;;&quot;Problem&quot;)" table:allow-empty-cell="true" table:display-list="unsorted" table:base-cell-address="Sheet1.D1"/>
        <table:content-validation table:name="val2" table:condition="of:cell-content-is-in-list(&quot;Parsed&quot;;&quot;Not Parsed&quot;)" table:allow-empty-cell="true" table:display-list="unsorted" table:base-cell-address="Sheet1.D2"/>
      </table:content-validations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Parameters</text:p>
          </table:table-cell>
          <table:table-cell office:value-type="string">
            <text:p>Parameter-description</text:p>
          </table:table-cell>
          <table:table-cell table:content-validation-name="val1" office:value-type="string">
            <text:p>Parsing</text:p>
          </table:table-cell>
          <table:table-cell table:content-validation-name="val1" office:value-type="string">
            <text:p>Code Generation</text:p>
          </table:table-cell>
          <table:table-cell office:value-type="string">
            <text:p>misc.</text:p>
          </table:table-cell>
        </table:table-row>
        <table:table-row table:style-name="ro1">
          <table:table-cell office:value-type="string">
            <text:p>Bright</text:p>
          </table:table-cell>
          <table:table-cell office:value-type="string">
            <text:p>&lt;I&gt;</text:p>
          </table:table-cell>
          <table:table-cell office:value-type="string">
            <text:p>0/1</text:p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CLEAR</text:p>
          </table:table-cell>
          <table:table-cell office:value-type="string">
            <text:p>[&lt;I&gt;,&lt;J&gt;]</text:p>
          </table:table-cell>
          <table:table-cell office:value-type="string">
            <text:p>int, 0&lt;=j&lt;32768</text:p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CLOAD</text:p>
          </table:table-cell>
          <table:table-cell office:value-type="string">
            <text:p>[&lt;”Dateiname”&gt;][,&lt;I&gt; ]</text:p>
            <text:p>&lt;”filename”&gt; &lt;String var-name&gt;</text:p>
          </table:table-cell>
          <table:table-cell office:value-type="string">
            <text:p>String,integer</text:p>
            <text:p>String, String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needed</text:p>
          </table:table-cell>
          <table:table-cell/>
        </table:table-row>
        <table:table-row table:style-name="ro1">
          <table:table-cell office:value-type="string">
            <text:p>CLOAD*</text:p>
          </table:table-cell>
          <table:table-cell office:value-type="string">
            <text:p>&lt;”filename”&gt; &lt;array-name&gt;</text:p>
          </table:table-cell>
          <table:table-cell office:value-type="string">
            <text:p>string, string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needed</text:p>
          </table:table-cell>
          <table:table-cell/>
        </table:table-row>
        <table:table-row table:style-name="ro1">
          <table:table-cell office:value-type="string">
            <text:p>CLOADA</text:p>
          </table:table-cell>
          <table:table-cell office:value-type="string">
            <text:p>[&lt;”filename”&gt;][,&lt;I&gt;]</text:p>
          </table:table-cell>
          <table:table-cell office:value-type="string">
            <text:p>string, number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needed</text:p>
          </table:table-cell>
          <table:table-cell/>
        </table:table-row>
        <table:table-row table:style-name="ro1">
          <table:table-cell office:value-type="string">
            <text:p>CLOAD?</text:p>
          </table:table-cell>
          <table:table-cell office:value-type="string">
            <text:p>[&lt;”filename”&gt;]</text:p>
          </table:table-cell>
          <table:table-cell office:value-type="string">
            <text:p>string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needed</text:p>
          </table:table-cell>
          <table:table-cell/>
        </table:table-row>
        <table:table-row table:style-name="ro1">
          <table:table-cell office:value-type="string">
            <text:p>CONT</text:p>
          </table:table-cell>
          <table:table-cell table:number-columns-repeated="2"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CURSORX</text:p>
          </table:table-cell>
          <table:table-cell office:value-type="string">
            <text:p>&lt;I&gt;</text:p>
          </table:table-cell>
          <table:table-cell office:value-type="string">
            <text:p>integer</text:p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CURSORY</text:p>
          </table:table-cell>
          <table:table-cell office:value-type="string">
            <text:p>&lt;I&gt;</text:p>
          </table:table-cell>
          <table:table-cell office:value-type="string">
            <text:p>integer</text:p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CSAVE</text:p>
          </table:table-cell>
          <table:table-cell office:value-type="string">
            <text:p>&lt;”filename”&gt;[,&lt;I&gt;]</text:p>
          </table:table-cell>
          <table:table-cell office:value-type="string">
            <text:p>string, number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CSAVEM</text:p>
          </table:table-cell>
          <table:table-cell office:value-type="string">
            <text:p>&lt;”filename”&gt;,&lt;S&gt;,&lt;T&gt;[,&lt;I&gt;]</text:p>
          </table:table-cell>
          <table:table-cell office:value-type="string">
            <text:p>string, address(hex?),integer,integer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CSAVEL</text:p>
          </table:table-cell>
          <table:table-cell table:number-columns-repeated="2"/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CSAVES</text:p>
          </table:table-cell>
          <table:table-cell office:value-type="string">
            <text:p>&lt;”filename”&gt;</text:p>
          </table:table-cell>
          <table:table-cell office:value-type="string">
            <text:p>string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CSAVE*</text:p>
          </table:table-cell>
          <table:table-cell office:value-type="string">
            <text:p>&lt;”filename”&gt; &lt;array-name&gt;</text:p>
          </table:table-cell>
          <table:table-cell office:value-type="string">
            <text:p>string,string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CSAVEX</text:p>
          </table:table-cell>
          <table:table-cell office:value-type="string">
            <text:p>&lt;”filename”&gt; &lt;string Variablen-name&gt;</text:p>
          </table:table-cell>
          <table:table-cell office:value-type="string">
            <text:p>string,string(variable name)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DEF</text:p>
          </table:table-cell>
          <table:table-cell office:value-type="string">
            <text:p>FN&lt;Name&gt;[(&lt;parameter liste&gt;)]=&lt;funkdef&gt;</text:p>
          </table:table-cell>
          <table:table-cell office:value-type="string">
            <text:p>string,list of identifier, expression</text:p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DELIM</text:p>
          </table:table-cell>
          <table:table-cell office:value-type="string">
            <text:p>&lt;I,J,K&gt;</text:p>
          </table:table-cell>
          <table:table-cell office:value-type="string">
            <text:p>0&lt;=x&lt;=7,0&lt;=x&lt;=7, 0&lt;=x&lt;=7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DIM</text:p>
          </table:table-cell>
          <table:table-cell office:value-type="string">
            <text:p>(&lt;arraysize&gt;) (probably)</text:p>
          </table:table-cell>
          <table:table-cell office:value-type="string">
            <text:p>integer 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DISPLAY</text:p>
          </table:table-cell>
          <table:table-cell table:number-columns-repeated="2"/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END</text:p>
          </table:table-cell>
          <table:table-cell table:number-columns-repeated="2"/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FOR... NEXT &lt;VARIABLE&gt;</text:p>
          </table:table-cell>
          <table:table-cell office:value-type="string">
            <text:p>&lt;variable&gt;=integer TO integer </text:p>
            <text:p>[STEP integer], &lt;variable&gt;</text:p>
          </table:table-cell>
          <table:table-cell/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GOSUB </text:p>
            <text:p>… RETURN</text:p>
          </table:table-cell>
          <table:table-cell office:value-type="string">
            <text:p>&lt;linenumber&gt;</text:p>
            <text:p/>
          </table:table-cell>
          <table:table-cell office:value-type="string">
            <text:p>integer</text:p>
            <text:p/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GOTO</text:p>
          </table:table-cell>
          <table:table-cell office:value-type="string">
            <text:p>&lt;linenumber&gt; </text:p>
          </table:table-cell>
          <table:table-cell office:value-type="string">
            <text:p>integer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GR</text:p>
          </table:table-cell>
          <table:table-cell office:value-type="string">
            <text:p>&lt;I,J,K&gt;</text:p>
          </table:table-cell>
          <table:table-cell office:value-type="string">
            <text:p>0&lt;=x&lt;=7,0&lt;=x&lt;=7, 0/1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IF</text:p>
            <text:p>IF</text:p>
          </table:table-cell>
          <table:table-cell office:value-type="string">
            <text:p>(&lt;expression&gt;) THEN &lt;expression&gt;</text:p>
            <text:p>(&lt;expression&gt;) GOTO &lt;linenumber&gt;</text:p>
          </table:table-cell>
          <table:table-cell office:value-type="string">
            <text:p/>
            <text:p>Expr, integer</text:p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office:value-type="string">
            <text:p>still needs testing</text:p>
          </table:table-cell>
        </table:table-row>
        <table:table-row table:style-name="ro1">
          <table:table-cell office:value-type="string">
            <text:p>INIT</text:p>
          </table:table-cell>
          <table:table-cell office:value-type="string">
            <text:p>&lt;I&gt;</text:p>
          </table:table-cell>
          <table:table-cell office:value-type="string">
            <text:p>0&lt;=x&lt;=7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INPUT</text:p>
          </table:table-cell>
          <table:table-cell office:value-type="string">
            <text:p>[&lt;”question text lol wut”&gt;]; &lt;variable list&gt;</text:p>
          </table:table-cell>
          <table:table-cell office:value-type="string">
            <text:p>string, string(variable name)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[LET] (let is optional)</text:p>
          </table:table-cell>
          <table:table-cell office:value-type="string">
            <text:p>&lt;variable&gt;=&lt;expression&gt;</text:p>
          </table:table-cell>
          <table:table-cell office:value-type="string">
            <text:p>string(variable name), expr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LINE</text:p>
          </table:table-cell>
          <table:table-cell office:value-type="string">
            <text:p>&lt;I,J&gt;</text:p>
          </table:table-cell>
          <table:table-cell office:value-type="string">
            <text:p>0&lt;=I&lt;J&lt;=23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LIST</text:p>
          </table:table-cell>
          <table:table-cell office:value-type="string">
            <text:p>[&lt;linenumber&gt;]</text:p>
          </table:table-cell>
          <table:table-cell office:value-type="string">
            <text:p>integer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NEW</text:p>
          </table:table-cell>
          <table:table-cell table:number-columns-repeated="2"/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ON</text:p>
          </table:table-cell>
          <table:table-cell office:value-type="string">
            <text:p>&lt;expression&gt; GOTO &lt;I,J,K,...,N&gt;</text:p>
          </table:table-cell>
          <table:table-cell office:value-type="string">
            <text:p>integer result,integer...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PAGE</text:p>
          </table:table-cell>
          <table:table-cell table:number-columns-repeated="2"/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 office:value-type="string">
            <text:p>fixating the picture on the screen </text:p>
          </table:table-cell>
        </table:table-row>
        <table:table-row table:style-name="ro1">
          <table:table-cell office:value-type="string">
            <text:p>POKE</text:p>
          </table:table-cell>
          <table:table-cell office:value-type="string">
            <text:p>&lt;I,J&gt;</text:p>
          </table:table-cell>
          <table:table-cell office:value-type="string">
            <text:p>integer,integer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needed</text:p>
          </table:table-cell>
          <table:table-cell/>
        </table:table-row>
        <table:table-row table:style-name="ro2">
          <table:table-cell office:value-type="string">
            <text:p>PRINT</text:p>
          </table:table-cell>
          <table:table-cell office:value-type="string">
            <text:p>[&lt;text&gt;]</text:p>
          </table:table-cell>
          <table:table-cell office:value-type="string">
            <text:p>string/ several strings (delimited by a space)</text:p>
            <text:p>/expressions, lists …</text:p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office:value-type="string">
            <text:p>Alternative: “?” As print command</text:p>
            <text:p>Parameter can also be an expression</text:p>
          </table:table-cell>
        </table:table-row>
        <table:table-row table:style-name="ro2">
          <table:table-cell office:value-type="string">
            <text:p>READ</text:p>
            <text:p>… DATA</text:p>
          </table:table-cell>
          <table:table-cell office:value-type="string">
            <text:p>&lt;list of variables&gt;</text:p>
            <text:p>&lt;list of data&gt;</text:p>
          </table:table-cell>
          <table:table-cell office:value-type="string">
            <text:p>string variable, …,string variable</text:p>
            <text:p>String/integer,...., string/integer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REM</text:p>
          </table:table-cell>
          <table:table-cell office:value-type="string">
            <text:p>&lt;string&gt;</text:p>
          </table:table-cell>
          <table:table-cell office:value-type="string">
            <text:p>string representing a comment</text:p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RESTORE</text:p>
          </table:table-cell>
          <table:table-cell office:value-type="string">
            <text:p>[&lt;linenumber&gt;]</text:p>
          </table:table-cell>
          <table:table-cell office:value-type="string">
            <text:p>integer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RUN</text:p>
          </table:table-cell>
          <table:table-cell office:value-type="string">
            <text:p>[&lt;linenumber&gt;]</text:p>
          </table:table-cell>
          <table:table-cell office:value-type="string">
            <text:p>integer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SCREEN</text:p>
          </table:table-cell>
          <table:table-cell table:number-columns-repeated="2"/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SCROLL</text:p>
          </table:table-cell>
          <table:table-cell table:number-columns-repeated="2"/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&lt;I&gt;</text:p>
          </table:table-cell>
          <table:table-cell office:value-type="string">
            <text:p>0&lt;=I&lt;=7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STOP</text:p>
          </table:table-cell>
          <table:table-cell table:number-columns-repeated="2"/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STORE</text:p>
          </table:table-cell>
          <table:table-cell table:number-columns-repeated="2"/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TX</text:p>
          </table:table-cell>
          <table:table-cell office:value-type="string">
            <text:p>&lt;I,J,K&gt;</text:p>
          </table:table-cell>
          <table:table-cell office:value-type="string">
            <text:p>0&lt;=I&lt;=7, 0&lt;=J&lt;=7, 0/1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 table:number-rows-repeated="1048529">
          <table:table-cell table:number-columns-repeated="3"/>
          <table:table-cell table:content-validation-name="val1"/>
          <table:table-cell table:number-columns-repeated="2"/>
        </table:table-row>
        <table:table-row table:style-name="ro1">
          <table:table-cell table:number-columns-repeated="3"/>
          <table:table-cell table:content-validation-name="val1"/>
          <table:table-cell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8">05/28/2011</text:date>, <text:time>15:5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4T16:04:53</meta:creation-date>
    <meta:editing-duration>PT9H56M4S</meta:editing-duration>
    <meta:editing-cycles>14</meta:editing-cycles>
    <meta:generator>LibreOffice/3.3$Unix LibreOffice_project/330m19$Build-6</meta:generator>
    <dc:date>2011-05-28T15:58:14</dc:date>
    <meta:document-statistic meta:table-count="3" meta:cell-count="213" meta:object-count="0"/>
  </office:meta>
</office:document-meta>
</file>